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c9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172c9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in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/>
      <style:text-properties fo:font-size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8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T1" style:family="text">
      <style:text-properties fo:font-size="10.5pt" fo:font-weight="bold" style:font-size-asian="10.5pt" style:font-weight-asian="bold" style:font-size-complex="10.5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fo:font-weight="bold" officeooo:rsid="001172c9" style:font-size-asian="10pt" style:font-weight-asian="bold" style:font-size-complex="10pt" style:font-weight-complex="bold"/>
    </style:style>
    <style:style style:name="MT5" style:family="text">
      <style:text-properties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Cabinet d'ophtalmologie GOEEN</text:span><text:span text:style-name="MT2"><text:line-break/></text:span><text:span text:style-name="MT3">Maladie et chirurgie des yeux<text:line-break/></text:span><text:span text:style-name="MT4">5-7 Rte du vélodrome<text:line-break/>Baie de l'orphelinat</text:span><text:span text:style-name="MT5"><text:line-break/>98800 NOUMÉA</text:span>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2">Dr FRANCOIS L.</text:span><text:line-break/>Ophtalmologiste<text:line-break/>Ancien chef de clinique des Hôpitaux de Bordeaux<text:line-break/>DIU de chirurgie vitréo-rétinienne</text:p>
      </style:header>
      <style:footer>
        <text:p text:style-name="Footer"><text:page-number text:select-page="current">1</text:page-number>/<text:page-count>1</text:page-count></text:p>
      </style:foot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08T22:52:23</meta:creation-date>
    <dc:date>2021-11-27T10:05:39.345090969</dc:date>
    <meta:editing-duration>PT17M40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1" meta:character-count="334" meta:non-whitespace-character-count="288"/>
  </office:meta>
</office:document-meta>
</file>